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border="none" fo:padding="0in" style:shadow="none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Normal" style:family="paragraph">
      <style:text-properties fo:font-weight="bold" style:font-weight-asian="bold" fo:color="#C00000"/>
    </style:style>
    <style:style style:name="P9" style:parent-style-name="Normal" style:family="paragraph">
      <style:paragraph-properties fo:margin-left="0.5in" fo:text-indent="-0.5in">
        <style:tab-stops/>
      </style:paragraph-properties>
    </style:style>
    <style:style style:name="P10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11" style:parent-style-name="NoSpacing" style:family="paragraph">
      <style:text-properties fo:font-weight="bold" style:font-weight-asian="bold" fo:font-size="12pt" style:font-size-asian="12pt" style:font-size-complex="12pt"/>
    </style:style>
    <style:style style:name="P12" style:parent-style-name="NoSpacing" style:family="paragraph">
      <style:text-properties fo:font-weight="bold" style:font-weight-asian="bold" fo:font-size="12pt" style:font-size-asian="12pt" style:font-size-complex="12pt"/>
    </style:style>
    <style:style style:name="P13" style:parent-style-name="NoSpacing" style:family="paragraph"/>
    <style:style style:name="P14" style:parent-style-name="NoSpacing" style:family="paragraph"/>
    <style:style style:name="P15" style:parent-style-name="NoSpacing" style:family="paragraph"/>
    <style:style style:name="P16" style:parent-style-name="NoSpacing" style:family="paragraph"/>
    <style:style style:name="P17" style:parent-style-name="NoSpacing" style:family="paragraph"/>
    <style:style style:name="P18" style:parent-style-name="NoSpacing" style:family="paragraph"/>
    <style:style style:name="P19" style:parent-style-name="NoSpacing" style:family="paragraph">
      <style:text-properties fo:font-weight="bold" style:font-weight-asian="bold" fo:font-size="12pt" style:font-size-asian="12pt" style:font-size-complex="12pt"/>
    </style:style>
    <style:style style:name="P20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21" style:parent-style-name="NoSpacing" style:family="paragraph">
      <style:text-properties fo:font-weight="bold" style:font-weight-asian="bold" fo:font-size="12pt" style:font-size-asian="12pt" style:font-size-complex="12pt"/>
    </style:style>
    <style:style style:name="P22" style:parent-style-name="NoSpacing" style:family="paragraph"/>
    <style:style style:name="P23" style:parent-style-name="NoSpacing" style:family="paragraph"/>
    <style:style style:name="P24" style:parent-style-name="NoSpacing" style:family="paragraph"/>
    <style:style style:name="P25" style:parent-style-name="NoSpacing" style:family="paragraph"/>
    <style:style style:name="P26" style:parent-style-name="NoSpacing" style:family="paragraph"/>
    <style:style style:name="P27" style:parent-style-name="NoSpacing" style:family="paragraph">
      <style:text-properties fo:font-weight="bold" style:font-weight-asian="bold" fo:font-size="12pt" style:font-size-asian="12pt" style:font-size-complex="12pt"/>
    </style:style>
    <style:style style:name="P28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29" style:parent-style-name="NoSpacing" style:family="paragraph">
      <style:text-properties fo:font-weight="bold" style:font-weight-asian="bold" fo:font-size="12pt" style:font-size-asian="12pt" style:font-size-complex="12pt"/>
    </style:style>
    <style:style style:name="P30" style:parent-style-name="NoSpacing" style:family="paragraph"/>
    <style:style style:name="P31" style:parent-style-name="NoSpacing" style:family="paragraph"/>
    <style:style style:name="P32" style:parent-style-name="NoSpacing" style:family="paragraph"/>
    <style:style style:name="P33" style:parent-style-name="NoSpacing" style:family="paragraph"/>
    <style:style style:name="P34" style:parent-style-name="NoSpacing" style:family="paragraph"/>
    <style:style style:name="P35" style:parent-style-name="NoSpacing" style:family="paragraph"/>
    <style:style style:name="P36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37" style:parent-style-name="NoSpacing" style:family="paragraph">
      <style:text-properties fo:font-weight="bold" style:font-weight-asian="bold" fo:font-size="12pt" style:font-size-asian="12pt" style:font-size-complex="12pt"/>
    </style:style>
    <style:style style:name="P38" style:parent-style-name="NoSpacing" style:family="paragraph"/>
    <style:style style:name="T39" style:parent-style-name="DefaultParagraphFont" style:family="text">
      <style:text-properties fo:font-style="italic" style:font-style-asian="italic"/>
    </style:style>
    <style:style style:name="T40" style:parent-style-name="DefaultParagraphFont" style:family="text">
      <style:text-properties fo:font-style="italic" style:font-style-asian="italic"/>
    </style:style>
    <style:style style:name="P41" style:parent-style-name="NoSpacing" style:family="paragraph"/>
    <style:style style:name="T42" style:parent-style-name="DefaultParagraphFont" style:family="text">
      <style:text-properties fo:font-style="italic" style:font-style-asian="italic"/>
    </style:style>
    <style:style style:name="T43" style:parent-style-name="DefaultParagraphFont" style:family="text">
      <style:text-properties fo:font-style="italic" style:font-style-asian="italic"/>
    </style:style>
    <style:style style:name="P44" style:parent-style-name="NoSpacing" style:family="paragraph"/>
    <style:style style:name="T45" style:parent-style-name="DefaultParagraphFont" style:family="text">
      <style:text-properties fo:font-style="italic" style:font-style-asian="italic"/>
    </style:style>
    <style:style style:name="T46" style:parent-style-name="DefaultParagraphFont" style:family="text">
      <style:text-properties fo:font-style="italic" style:font-style-asian="italic"/>
    </style:style>
    <style:style style:name="P47" style:parent-style-name="NoSpacing" style:family="paragraph"/>
    <style:style style:name="T48" style:parent-style-name="DefaultParagraphFont" style:family="text">
      <style:text-properties fo:font-style="italic" style:font-style-asian="italic"/>
    </style:style>
    <style:style style:name="T49" style:parent-style-name="DefaultParagraphFont" style:family="text">
      <style:text-properties fo:font-style="italic" style:font-style-asian="italic"/>
    </style:style>
    <style:style style:name="P50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51" style:parent-style-name="NoSpacing" style:family="paragraph"/>
    <style:style style:name="P52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53" style:parent-style-name="NoSpacing" style:family="paragraph">
      <style:text-properties fo:font-weight="bold" style:font-weight-asian="bold" fo:font-size="12pt" style:font-size-asian="12pt" style:font-size-complex="12pt"/>
    </style:style>
    <style:style style:name="P54" style:parent-style-name="NoSpacing" style:family="paragraph"/>
    <style:style style:name="P55" style:parent-style-name="NoSpacing" style:family="paragraph"/>
    <style:style style:name="P56" style:parent-style-name="NoSpacing" style:family="paragraph"/>
    <style:style style:name="P57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58" style:parent-style-name="NoSpacing" style:family="paragraph">
      <style:text-properties fo:font-weight="bold" style:font-weight-asian="bold" fo:font-size="12pt" style:font-size-asian="12pt" style:font-size-complex="12pt"/>
    </style:style>
    <style:style style:name="P59" style:parent-style-name="NoSpacing" style:family="paragraph"/>
    <style:style style:name="P60" style:parent-style-name="NoSpacing" style:family="paragraph"/>
    <style:style style:name="P61" style:parent-style-name="NoSpacing" style:family="paragraph"/>
    <style:style style:name="T62" style:parent-style-name="DefaultParagraphFont" style:family="text">
      <style:text-properties fo:font-style="italic" style:font-style-asian="italic"/>
    </style:style>
    <style:style style:name="P63" style:parent-style-name="NoSpacing" style:family="paragraph"/>
    <style:style style:name="T64" style:parent-style-name="DefaultParagraphFont" style:family="text">
      <style:text-properties fo:font-style="italic" style:font-style-asian="italic"/>
    </style:style>
    <style:style style:name="P65" style:parent-style-name="NoSpacing" style:family="paragraph"/>
    <style:style style:name="T66" style:parent-style-name="DefaultParagraphFont" style:family="text">
      <style:text-properties fo:font-style="italic" style:font-style-asian="italic"/>
    </style:style>
    <style:style style:name="P67" style:parent-style-name="NoSpacing" style:family="paragraph"/>
    <style:style style:name="T68" style:parent-style-name="DefaultParagraphFont" style:family="text">
      <style:text-properties fo:font-style="italic" style:font-style-asian="italic"/>
    </style:style>
    <style:style style:name="P69" style:parent-style-name="NoSpacing" style:family="paragraph"/>
    <style:style style:name="T70" style:parent-style-name="DefaultParagraphFont" style:family="text">
      <style:text-properties fo:font-style="italic" style:font-style-asian="italic"/>
    </style:style>
    <style:style style:name="P71" style:parent-style-name="NoSpacing" style:family="paragraph"/>
    <style:style style:name="T72" style:parent-style-name="DefaultParagraphFont" style:family="text">
      <style:text-properties fo:font-style="italic" style:font-style-asian="italic"/>
    </style:style>
    <style:style style:name="P73" style:parent-style-name="NoSpacing" style:family="paragraph">
      <style:text-properties fo:font-style="italic" style:font-style-asian="italic"/>
    </style:style>
    <style:style style:name="T74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T75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P76" style:parent-style-name="NoSpacing" style:family="paragraph"/>
    <style:style style:name="T77" style:parent-style-name="DefaultParagraphFont" style:family="text">
      <style:text-properties fo:font-style="italic" style:font-style-asian="italic"/>
    </style:style>
    <style:style style:name="T78" style:parent-style-name="DefaultParagraphFont" style:family="text">
      <style:text-properties fo:font-style="italic" style:font-style-asian="italic"/>
    </style:style>
    <style:style style:name="P79" style:parent-style-name="NoSpacing" style:family="paragraph"/>
    <style:style style:name="T80" style:parent-style-name="DefaultParagraphFont" style:family="text">
      <style:text-properties fo:font-style="italic" style:font-style-asian="italic"/>
    </style:style>
    <style:style style:name="T81" style:parent-style-name="DefaultParagraphFont" style:family="text">
      <style:text-properties fo:font-style="italic" style:font-style-asian="italic"/>
    </style:style>
    <style:style style:name="P82" style:parent-style-name="NoSpacing" style:family="paragraph"/>
    <style:style style:name="T83" style:parent-style-name="DefaultParagraphFont" style:family="text">
      <style:text-properties fo:font-style="italic" style:font-style-asian="italic"/>
    </style:style>
    <style:style style:name="T84" style:parent-style-name="DefaultParagraphFont" style:family="text">
      <style:text-properties fo:font-style="italic" style:font-style-asian="italic"/>
    </style:style>
    <style:style style:name="T85" style:parent-style-name="DefaultParagraphFont" style:family="text">
      <style:text-properties fo:font-style="italic" style:font-style-asian="italic"/>
    </style:style>
    <style:style style:name="P86" style:parent-style-name="NoSpacing" style:family="paragraph"/>
    <style:style style:name="T87" style:parent-style-name="DefaultParagraphFont" style:family="text">
      <style:text-properties fo:font-style="italic" style:font-style-asian="italic"/>
    </style:style>
    <style:style style:name="T88" style:parent-style-name="DefaultParagraphFont" style:family="text">
      <style:text-properties fo:font-style="italic" style:font-style-asian="italic"/>
    </style:style>
    <style:style style:name="T89" style:parent-style-name="DefaultParagraphFont" style:family="text">
      <style:text-properties fo:font-style="italic" style:font-style-asian="italic"/>
    </style:style>
    <style:style style:name="T90" style:parent-style-name="DefaultParagraphFont" style:family="text">
      <style:text-properties fo:font-style="italic" style:font-style-asian="italic"/>
    </style:style>
    <style:style style:name="P91" style:parent-style-name="NoSpacing" style:family="paragraph"/>
    <style:style style:name="T92" style:parent-style-name="DefaultParagraphFont" style:family="text">
      <style:text-properties fo:font-style="italic" style:font-style-asian="italic"/>
    </style:style>
    <style:style style:name="T93" style:parent-style-name="DefaultParagraphFont" style:family="text">
      <style:text-properties fo:font-style="italic" style:font-style-asian="italic"/>
    </style:style>
    <style:style style:name="T94" style:parent-style-name="DefaultParagraphFont" style:family="text">
      <style:text-properties fo:font-style="italic" style:font-style-asian="italic"/>
    </style:style>
    <style:style style:name="T95" style:parent-style-name="DefaultParagraphFont" style:family="text">
      <style:text-properties fo:font-style="italic" style:font-style-asian="italic"/>
    </style:style>
    <style:style style:name="P96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T97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T9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99" style:parent-style-name="NoSpacing" style:family="paragraph"/>
    <style:style style:name="T100" style:parent-style-name="DefaultParagraphFont" style:family="text">
      <style:text-properties fo:font-style="italic" style:font-style-asian="italic"/>
    </style:style>
    <style:style style:name="P101" style:parent-style-name="NoSpacing" style:family="paragraph"/>
    <style:style style:name="T102" style:parent-style-name="DefaultParagraphFont" style:family="text">
      <style:text-properties fo:font-style="italic" style:font-style-asian="italic"/>
    </style:style>
    <style:style style:family="graphic" style:name="a2">
      <style:graphic-properties style:wrap="run-through" style:run-through="foreground" draw:fill="none" draw:stroke="solid" svg:stroke-width="0.04167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parallel" style:wrap-contour="true" style:wrap-contour-mode="outside" draw:fill="bitmap" draw:fill-image-name="a3" style:repeat="stretch" draw:stroke="solid" svg:stroke-width="0.0381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<draw:connector draw:type="line" svg:x1="0.01042in" svg:y1="0.46875in" svg:x2="5.20833in" svg:y2="0.46875in" draw:z-index="251658239" draw:id="id1" draw:style-name="a2" draw:name="Straight Connector 2" text:anchor-type="paragraph"><svg:title/><svg:desc/></draw:connector></text:span><text:span text:style-name="T7"><draw:custom-shape svg:x="5.20833in" svg:y="-0.3125in" svg:width="1.59375in" svg:height="1.59375in" draw:z-index="251659264" draw:id="id2" draw:style-name="a4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#Solo13Lego:<text:s/>Group C</text:p>
      <text:p text:style-name="Normal">The instructions below<text:s/>detail the construction of<text:s/>a simple Lego microscope. All units are given in terms of Lego nodes: for example, “2x4” indicates a shape measuring 2 Lego nodes up by 4 Lego nodes across.</text:p>
      <text:p text:style-name="Normal">You are advised to split into 3 subgroups, each containing 3 people, and assign each subgroup to one of the three sections (Top, Middle, Bottom). The tenth<text:s/>person in the group<text:s/>should act as the group leader,<text:s/>coordinate the actions of the group<text:s/>and liaise with the session leaders as the workshop progresses.<text:s/></text:p>
      <text:p text:style-name="P8">DON’T DISCUSS YOUR WORK WITH THE OTHER GROUPS!</text:p>
      <text:p text:style-name="P9"/>
      <text:p text:style-name="Title">Top</text:p>
      <text:p text:style-name="P10">Eyepiece (White bricks):<text:s/></text:p>
      <text:p text:style-name="P11">Stages are numbered upwards from the base of the eyepiece section.</text:p>
      <text:p text:style-name="P12">Stage 1 of this Section<text:s/>is<text:s/>staggered one row back from the top stage of the Upper Body.</text:p>
      <text:list text:style-name="LFO1" text:continue-numbering="true">
        <text:list-item>
          <text:p text:style-name="P13">Stage 1 is 6x4, made from<text:s/>3 (4x2) bricks;</text:p>
        </text:list-item>
        <text:list-item>
          <text:p text:style-name="P14">Stage 2<text:s/>is<text:s/>6x3, made from<text:s/>(6x1), 5 (2x1) and<text:s/>2<text:s/>(1x1),<text:s/>and sits flush with the back of Stage 1;</text:p>
        </text:list-item>
        <text:list-item>
          <text:p text:style-name="P15">Stage 3 is 6x3, made from<text:s/>3 (3x2), and sits flush with Stage 2;</text:p>
        </text:list-item>
        <text:list-item>
          <text:p text:style-name="P16">Stage 4 is 6x4, made from<text:s/>2 (4x2), 2 (4x1), and sits flush with the front of Stage 3;</text:p>
        </text:list-item>
        <text:list-item>
          <text:p text:style-name="P17">Stage 5 is 6x3, made from<text:s/>2 (3x1), (3x2), (6x1) and sits flush with the back of Stage 4;</text:p>
        </text:list-item>
        <text:list-item>
          <text:p text:style-name="P18">Eyepieces are each formed from 3 of the 2x2 bricks and sit at opposite ends of<text:s/>Stage 5.</text:p>
        </text:list-item>
      </text:list>
      <text:p text:style-name="P19"/>
      <text:p text:style-name="P20">Objective lenses:</text:p>
      <text:p text:style-name="P21">Stages are numbered from the bottom of this section upwards.</text:p>
      <text:list text:style-name="LFO2" text:continue-numbering="true">
        <text:list-item>
          <text:p text:style-name="P22">3 lenses<text:s/>(Orange bricks)<text:s/>use the 2x2 bricks and<text:s/>measure 3,2,1 in height respectively;</text:p>
        </text:list-item>
        <text:list-item>
          <text:p text:style-name="P23">Lenses attach to Stage 1 (Orange bricks),<text:s/>perimeter<text:s/>measuring 6x6<text:s/>but formed in a U-shape. This requires 2 (4x2), 3 (2x2) and 1 (2x1), leaving space for the arm that holds the objective lens section;</text:p>
        </text:list-item>
        <text:list-item>
          <text:p text:style-name="P24">Stage 2 (Blue bricks) sits atop Stage 1, measuring 6x6, formed from 2 (6x2) and 2 (6x1);</text:p>
        </text:list-item>
        <text:list-item>
          <text:p text:style-name="P25">Stage 3 (Blue bricks) sits atop Stage 2 and requires 2 (4x1) and 2 (2x1) bricks, arranged to make a cross shape over the geometric centre of Stage 2;</text:p>
        </text:list-item>
        <text:list-item>
          <text:p text:style-name="P26">Stage 4 (Blue bricks) is a single 2x2 brick atop the centre of Stage 3.</text:p>
        </text:list-item>
      </text:list>
      <text:p text:style-name="P27"/>
      <text:p text:style-name="P28">Upper body:</text:p>
      <text:p text:style-name="P29">Stages are numbered from the base upwards.</text:p>
      <text:list text:style-name="LFO2" text:continue-numbering="true">
        <text:list-item>
          <text:p text:style-name="P30">Stage 1 (Black bricks) measures 6x4, formed from 2 (1x1), 2 (3x1), 2 (4x1) and 1 (4x2);</text:p>
        </text:list-item>
        <text:list-item>
          <text:p text:style-name="P31">Stage 2 (Brown bricks) measures 6x4, formed from 3 (4x2);</text:p>
        </text:list-item>
        <text:list-item>
          <text:p text:style-name="P32">Stage 3<text:s/>(Pale green bricks)<text:s/>measures 6x4, formed from 4 (3x1), 1 (4x1), 2 (2x2);</text:p>
        </text:list-item>
        <text:list-item>
          <text:p text:style-name="P33">Stage 4 measures 6x4, formed from 2 (4x2), 1 (2x2) light green in a U-shape; 1 (2x2) in red;</text:p>
        </text:list-item>
        <text:list-item>
          <text:p text:style-name="P34">Stage 5 measures 6x4 with 4x2 excess arm, formed from 2 (2x2), 1 (4x2), 2 (2x1) in light green in a U-shape,<text:s/>and a red arm<text:s/>made<text:s/>from 2 (6x1) sitting in the U-shape;</text:p>
        </text:list-item>
        <text:list-item>
          <text:p text:style-name="P35">Stage 6 (Pale green bricks) measures 6x4, formed from 3 (3x2), 2 (1x1), (4x1)</text:p>
        </text:list-item>
      </text:list>
      <text:p text:style-name="NoSpacing"/>
      <text:p text:style-name="NoSpacing"/>
      <text:p text:style-name="Title">Middle</text:p>
      <text:p text:style-name="P36">Lower body (Dark green bricks)</text:p>
      <text:p text:style-name="P37">Stages are numbered from the<text:s/>bottom up.</text:p>
      <text:list text:style-name="LFO7" text:continue-numbering="true">
        <text:list-item>
          <text:p text:style-name="P38"><text:span text:style-name="T39">Stage 1</text:span><text:span text:style-name="T40">:</text:span><text:s/>Place a red 2x3 centrally, length running front-to-back and flush with the front of the arch layer. This will serve to support the stage arm.<text:s/>Rest of the layer<text:s/>sits<text:s/>flush<text:s/>with<text:s/>the back of the<text:s/>previous layer and is<text:s/>formed from 2 (3x2) and 2 (4x1), leaving 6 red nodes exposed to the front of the microscope.</text:p>
        </text:list-item>
        <text:list-item>
          <text:p text:style-name="P41"><text:span text:style-name="T42">Stage 2</text:span><text:span text:style-name="T43">:</text:span><text:s/>Create 2 3x3 blocks to the far left and right of the layer,<text:s/>using a (2x3) and a (1x3) in each case,<text:s/>linked by a single 2x1 brick at centre back. Remaining space in this layer should be taken up by the red focus arm, extending forwards.</text:p>
        </text:list-item>
        <text:list-item>
          <text:p text:style-name="P44"><text:span text:style-name="T45">Stage 3</text:span><text:span text:style-name="T46">:</text:span><text:s/>Use<text:s/>3<text:s/>(2x1), 1 (2x2), 1 (4x2)<text:s/>to create a 3x6 rectangle flush with the LHS. To the back RHS, attach a 2x1 to this layer, leaving a 2x2 space on this layer for the focus handle. Insert a black 4x2 brick L-to-R for this, extending to the right.<text:s/></text:p>
        </text:list-item>
        <text:list-item>
          <text:p text:style-name="P47"><text:span text:style-name="T48">Stage 4</text:span><text:span text:style-name="T49">:</text:span><text:s/>Rectangle of dimensions 3x8, formed from 2 (2x2), 4 (2x1), 1 (4x2);</text:p>
        </text:list-item>
      </text:list>
      <text:p text:style-name="P50">Focus (Orange and black bricks)</text:p>
      <text:list text:style-name="LFO8" text:continue-numbering="true">
        <text:list-item>
          <text:p text:style-name="P51">Build around the end section of the black 4x2 brick mentioned above, using a 1x4 orange brick above and below and a 2x1 orange brick on the same level as the black brick.<text:s/>The orange construction should run front-back, on a perpendicular to the main body of the microscope.</text:p>
        </text:list-item>
      </text:list>
      <text:p text:style-name="NoSpacing"/>
      <text:p text:style-name="P52">Microscope<text:s/>Stage:<text:s/></text:p>
      <text:p text:style-name="P53">Stages are numbered from the top down.</text:p>
      <text:list text:style-name="LFO3" text:continue-numbering="true">
        <text:list-item>
          <text:p text:style-name="P54">Stage 1 (Yellow bricks) measures (7x10) in a closed rectangle, formed from 4 (4x2), 2 (4x1), 1 (3x2), 2 (6x1) and 1 (6x2);</text:p>
        </text:list-item>
        <text:list-item>
          <text:p text:style-name="P55">Stage 2 (Red bricks) measures (7x10) around the perimeter, but with a<text:s/>5x2 recess left to accommodate the arm. Stage 2 is formed from 2 (4x2), 2 (3x2), 3 (4x1), 4 (2x1), 4 (1x1) and 1 (8x1), arranged in a symmetrical fashion.</text:p>
        </text:list-item>
        <text:list-item>
          <text:p text:style-name="P56">Arm for microscope stage (Red bricks): Single 8x2 brick, extending along the front-back axis.<text:s/></text:p>
        </text:list-item>
      </text:list>
      <text:p text:style-name="NoSpacing"/>
      <text:p text:style-name="NoSpacing"/>
      <text:p text:style-name="Title">Base</text:p>
      <text:p text:style-name="P57">Base (Blue bricks)</text:p>
      <text:p text:style-name="P58">This section is built along one level only and is not numbered in stages.</text:p>
      <text:list text:style-name="LFO4" text:continue-numbering="true">
        <text:list-item>
          <text:p text:style-name="P59">Total bricks required: 16 (2x2), 4 (4x2) and 2 (3x2);</text:p>
        </text:list-item>
        <text:list-item>
          <text:p text:style-name="P60">These are arranged in a symmetric fashion to form a rough U-shape;</text:p>
        </text:list-item>
        <text:list-item>
          <text:p text:style-name="P61"><text:span text:style-name="T62">Rectangle A1:</text:span><text:s/>Arrange a rectangle of 6 (2x2) bricks<text:s/>on the base board to form<text:s/>a 4x6 rectangle;</text:p>
        </text:list-item>
        <text:list-item>
          <text:p text:style-name="P63"><text:span text:style-name="T64">Rectangle A2:</text:span><text:s/>Form an identical rectangle<text:s/>lying 8 units away <text:s/>and parallel to the first;</text:p>
        </text:list-item>
        <text:list-item>
          <text:p text:style-name="P65"><text:span text:style-name="T66">Rectangle B1:</text:span><text:s/>Take 2 (2x2) bricks and form<text:s/>a<text:s/>rectangle. It should be arranged with its length running<text:s/>along the width of<text:s/>Rectangle A, towards the back of the board and shifted one unit along from Rectangle A;</text:p>
        </text:list-item>
        <text:list-item>
          <text:p text:style-name="P67"><text:span text:style-name="T68">Rectangle B2:</text:span><text:s/>Same size and orientation as Rectangle B1, but shifted one unit laterally towards Rectangle A1.</text:p>
        </text:list-item>
        <text:list-item>
          <text:p text:style-name="P69"><text:span text:style-name="T70">Rectangle C:</text:span><text:s/>Of dimensions 2x12, directly in contact with the back edges<text:s/>of B1 and B2. C is formed from 4<text:s/>(2x4) bricks and should be placed to maintain the symmetry of the base.</text:p>
        </text:list-item>
        <text:list-item>
          <text:p text:style-name="P71"><text:span text:style-name="T72">Rectangle D:</text:span><text:s/>Of dimensions 2x10, arrangement as for C but formed from 2 (3x2) and 1 (4x2) bricks.</text:p>
        </text:list-item>
      </text:list>
      <text:p text:style-name="P73"/>
      <text:p text:style-name="NoSpacing"><text:span text:style-name="T74">Arch</text:span><text:s/><text:span text:style-name="T75">(Yellow and red bricks)</text:span></text:p>
      <text:list text:style-name="LFO6" text:continue-numbering="true">
        <text:list-item>
          <text:p text:style-name="P76"><text:span text:style-name="T77">Level 1</text:span><text:span text:style-name="T78"><text:s/>(Yellow)</text:span>:<text:s/>2 (2x4) bricks, each placed to run front-to-back along the design at the outer edge of Rectangles C and D.</text:p>
        </text:list-item>
        <text:list-item>
          <text:p text:style-name="P79"><text:span text:style-name="T80">Level 2</text:span><text:span text:style-name="T81"><text:s/>(Yellow)</text:span>: 2 (3x2) and 2 (1x2)<text:s/>bricks, placed on top of<text:s/>those from<text:s/>Level 1;</text:p>
        </text:list-item>
        <text:list-item>
          <text:p text:style-name="P82"><text:span text:style-name="T83">Level 3</text:span><text:span text:style-name="T84"><text:s/>(Yellow)</text:span><text:span text:style-name="T85">:</text:span><text:s/>Measures 4x8, made from 2 (1x8), 1 (2x2), 1 (3x2), 2 (3x1), the left and right ends of the rectangle sitting over the inside half of each of the sides of Level 2.</text:p>
        </text:list-item>
        <text:list-item>
          <text:p text:style-name="P86"><text:span text:style-name="T87">Level 4</text:span><text:span text:style-name="T88"><text:s/>(Red)</text:span><text:span text:style-name="T89">:<text:s/></text:span><text:span text:style-name="T90">D</text:span>imensions as for Level 3 but made from 4<text:s/>(4x2) bricks.</text:p>
        </text:list-item>
        <text:list-item>
          <text:p text:style-name="P91"><text:span text:style-name="T92">Level 5</text:span><text:span text:style-name="T93"><text:s/>(Red)</text:span><text:span text:style-name="T94">:<text:s/></text:span><text:span text:style-name="T95">D</text:span>imensions as for Level 4 but made from 1 (8x1), 2 (6x1), 2 (3x1), 1 (1x2), 1 (4x1).</text:p>
        </text:list-item>
      </text:list>
      <text:p text:style-name="P96"/>
      <text:p text:style-name="NoSpacing"><text:span text:style-name="T97">Mirror</text:span><text:span text:style-name="T98"><text:s/></text:span></text:p>
      <text:list text:style-name="LFO5" text:continue-numbering="true">
        <text:list-item>
          <text:p text:style-name="P99"><text:span text:style-name="T100">Mirror Arm</text:span><text:s/>(Yellow): <text:s/>1 (2x8) brick, to be attached to the underside of the arch.</text:p>
        </text:list-item>
        <text:list-item>
          <text:p text:style-name="P101"><text:span text:style-name="T102">Mirror</text:span><text:s/>(Blue): 2 (4x2) bricks. The first should be placed symmetrically atop the arm,<text:s/>with its width<text:s/>extending beyond the arm by one row.<text:s/>The second blue brick should be placed in the same orientation, but<text:s/>with four units in contact with the arm underneath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Arial" style:font-name-complex="Arial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Arial" style:font-name-complex="Arial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0" xlink:href="media/image1.png" xlink:show="embed" xlink:actuate="onLoad"/>
    <draw:fill-image draw:name="a3" xlink:href="media/image2.jpe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 style:language-asian="en" style:country-asian="GB"/>
    </style:style>
    <style:style style:name="T4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/>
    </style:style>
    <style:style style:name="T5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/>
    </style:style>
    <style:style style:family="graphic" style:name="a1">
      <style:graphic-properties style:wrap="run-through" style:run-through="foreground" draw:fill="bitmap" draw:fill-image-name="a0" style:repeat="stretch" draw:stroke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draw:custom-shape svg:x="2.88542in" svg:y="0.09514in" svg:width="0.92917in" svg:height="0.33333in" draw:z-index="251659264" draw:id="id0" draw:style-name="a1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4">All content authored by Sophie Kay, November 2013.</text:span></text:p>
        <text:p text:style-name="Footer"><text:span text:style-name="T5">Released under a CC-BY-3.0 Attribution Licence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phie Kershaw</meta:initial-creator>
    <dc:creator>Sophie Kershaw</dc:creator>
    <meta:creation-date>2013-11-08T15:22:00Z</meta:creation-date>
    <dc:date>2013-11-08T15:22:00Z</dc:date>
    <meta:print-date>2013-11-08T15:22:00Z</meta:print-date>
    <meta:template xlink:href="Normal.dotm" xlink:type="simple"/>
    <meta:editing-cycles>2</meta:editing-cycles>
    <meta:editing-duration>PT0S</meta:editing-duration>
    <meta:document-statistic meta:page-count="3" meta:paragraph-count="12" meta:word-count="932" meta:character-count="6237" meta:row-count="44" meta:non-whitespace-character-count="5317"/>
  </office:meta>
</office:document-meta>
</file>